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lassifiedRide Commission Schedule</text:p>
      <text:p text:style-name="P2"/>
      <text:p text:style-name="P2">Package 1 - $399.00 per month </text:p>
      <text:p text:style-name="P1">Salesperson gets: </text:p>
      <text:p text:style-name="P1"><text:tab/>$150 1 time upfront commission </text:p>
      <text:p text:style-name="P1"><text:tab/>$50 per month residual income as long as the dealer re-news.</text:p>
      <text:p text:style-name="Standard"/>
      <text:p text:style-name="Standard"><text:span text:style-name="T1">Upgraded (ck Boost) Package price is $798.00</text:span> </text:p>
      <text:p text:style-name="P1">Salesperson gets: </text:p>
      <text:p text:style-name="P1"><text:tab/>$300.00 1 time upfront commission <text:s/></text:p>
      <text:p text:style-name="P1"><text:tab/>$100.00 per month residual income as long as dealer re-news. </text:p>
      <text:p text:style-name="P1"/>
      <text:p text:style-name="P4">As long as the terms and conditions of the new hire documents are followed to the letter this will not change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5:54:29</meta:creation-date>
    <meta:editing-duration>P0D</meta:editing-duration>
    <meta:editing-cycles>3</meta:editing-cycles>
    <meta:generator>LibreOffice/3.5$Linux_X86_64 LibreOffice_project/350m1$Build-403</meta:generator>
    <meta:initial-creator>Stephanie McGlathery</meta:initial-creator>
    <dc:date>2012-12-13T15:58:01</dc:date>
    <dc:creator>Stephanie McGlathery</dc:creator>
    <meta:document-statistic meta:table-count="0" meta:image-count="0" meta:object-count="0" meta:page-count="1" meta:paragraph-count="10" meta:word-count="72" meta:character-count="448" meta:non-whitespace-character-count="373"/>
  </office:meta>
</office:document-meta>
</file>